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6d0d" officeooo:paragraph-rsid="001d6d0d"/>
    </style:style>
    <style:style style:name="P2" style:family="paragraph" style:parent-style-name="Text_20_body">
      <style:text-properties officeooo:rsid="001e6a96" officeooo:paragraph-rsid="001e6a96"/>
    </style:style>
    <style:style style:name="P3" style:family="paragraph" style:parent-style-name="Table_20_Contents">
      <style:paragraph-properties fo:text-align="center" style:justify-single-word="false"/>
      <style:text-properties officeooo:rsid="001e6a96" officeooo:paragraph-rsid="001e6a96"/>
    </style:style>
    <style:style style:name="P4" style:family="paragraph" style:parent-style-name="Table_20_Contents">
      <style:text-properties officeooo:rsid="0020191a" officeooo:paragraph-rsid="0020191a"/>
    </style:style>
    <style:style style:name="P5" style:family="paragraph" style:parent-style-name="Table_20_Contents">
      <style:text-properties officeooo:rsid="0022be4e" officeooo:paragraph-rsid="0022be4e"/>
    </style:style>
    <style:style style:name="P6" style:family="paragraph" style:parent-style-name="Heading_20_2">
      <style:text-properties officeooo:rsid="001e6a96" officeooo:paragraph-rsid="001e6a96"/>
    </style:style>
    <style:style style:name="P7" style:family="paragraph" style:parent-style-name="Standard" style:list-style-name="L1">
      <style:text-properties style:font-name="Liberation Serif" fo:font-size="12pt" fo:font-style="normal" fo:font-weight="normal" officeooo:rsid="001e6a96" officeooo:paragraph-rsid="001e6a96" style:font-size-asian="12pt" style:font-style-asian="normal" style:font-weight-asian="normal"/>
    </style:style>
    <style:style style:name="P8" style:family="paragraph" style:parent-style-name="Standard" style:list-style-name="L1">
      <style:text-properties officeooo:rsid="001e6a96" officeooo:paragraph-rsid="001e6a96"/>
    </style:style>
    <style:style style:name="P9" style:family="paragraph" style:parent-style-name="Standard" style:list-style-name="L3">
      <style:text-properties officeooo:rsid="001e6a96" officeooo:paragraph-rsid="001e6a96"/>
    </style:style>
    <style:style style:name="P10" style:family="paragraph" style:parent-style-name="Standard" style:list-style-name="L3"/>
    <style:style style:name="P11" style:family="paragraph" style:parent-style-name="Text_20_body" style:list-style-name="L2">
      <style:text-properties officeooo:rsid="001e6a96" officeooo:paragraph-rsid="001e6a96"/>
    </style:style>
    <style:style style:name="P12" style:family="paragraph" style:parent-style-name="Text_20_body" style:list-style-name="L3">
      <style:text-properties officeooo:rsid="001e6a96" officeooo:paragraph-rsid="001e6a96"/>
    </style:style>
    <style:style style:name="P13" style:family="paragraph" style:parent-style-name="Heading_20_1">
      <style:text-properties officeooo:rsid="001d6d0d" officeooo:paragraph-rsid="001d6d0d"/>
    </style:style>
    <style:style style:name="P14" style:family="paragraph" style:parent-style-name="Table_20_Contents">
      <style:text-properties officeooo:rsid="0023685c" officeooo:paragraph-rsid="0023685c"/>
    </style:style>
    <style:style style:name="P15" style:family="paragraph">
      <loext:graphic-properties draw:fill="none" draw:fill-color="#ffffff"/>
    </style:style>
    <style:style style:name="P16" style:family="paragraph">
      <style:paragraph-properties fo:text-align="center"/>
    </style:style>
    <style:style style:name="P17" style:family="paragraph">
      <style:paragraph-properties fo:text-align="center"/>
      <style:text-properties fo:font-size="12pt"/>
    </style:style>
    <style:style style:name="T1" style:family="text">
      <style:text-properties officeooo:rsid="001e6a96"/>
    </style:style>
    <style:style style:name="T2" style:family="text">
      <style:text-properties style:font-name="Liberation Serif" fo:font-size="12pt" fo:font-style="normal" fo:font-weight="normal" style:font-size-asian="12pt" style:font-style-asian="normal" style:font-weight-asian="normal"/>
    </style:style>
    <style:style style:name="T3" style:family="text">
      <style:text-properties style:font-name="Liberation Serif" fo:font-size="12pt" fo:font-style="normal" fo:font-weight="normal" officeooo:rsid="001e6a96" style:font-size-asian="12pt" style:font-style-asian="normal" style:font-weight-asian="normal"/>
    </style:style>
    <style:style style:name="T4" style:family="text">
      <style:text-properties officeooo:rsid="00214d19"/>
    </style:style>
    <style:style style:name="fr1" style:family="graphic" style:parent-style-name="Frame">
      <style:graphic-properties style:vertical-pos="top" style:vertical-rel="paragraph-content" style:horizontal-pos="center" style:horizontal-rel="paragraph"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atabase Manager: shared data</text:h>
      <text:p text:style-name="P1">The Database Manager shared data directory is organised as follows:</text:p>
      <text:p text:style-name="P2"><draw:frame draw:style-name="fr1" draw:name="Frame1" text:anchor-type="paragraph" svg:width="6.6929in" style:rel-width="100%" draw:z-index="0"><draw:text-box fo:min-height="3.4646in"><text:p text:style-name="Frame_20_contents"><draw:frame text:anchor-type="paragraph" draw:z-index="1" draw:name="Shape1" draw:style-name="gr1" draw:text-style-name="P15" svg:width="0.8335in" svg:height="0.2815in" svg:x="0.9638in" svg:y="0.55in"><draw:text-box><text:p>regdatabase</text:p></draw:text-box></draw:frame><draw:frame text:anchor-type="paragraph" draw:z-index="2" draw:name="Shape2" draw:style-name="gr2" draw:text-style-name="P15" svg:width="0.8441in" svg:height="0.2398in" svg:x="4.2346in" svg:y="0.55in"><draw:text-box><text:p>databases</text:p></draw:text-box></draw:frame><draw:frame text:anchor-type="paragraph" draw:z-index="3" draw:name="Shape3" draw:style-name="gr3" draw:text-style-name="P15" svg:width="0.8961in" svg:height="0.2606in" svg:x="0.0681in" svg:y="1.1957in"><draw:text-box><text:p>schema.sql</text:p></draw:text-box></draw:frame><draw:frame text:anchor-type="paragraph" draw:z-index="4" draw:name="Shape4" draw:style-name="gr4" draw:text-style-name="P15" svg:width="0.9067in" svg:height="0.2189in" svg:x="0.9638in" svg:y="1.1957in"><draw:text-box><text:p>update.conf</text:p></draw:text-box></draw:frame><draw:frame text:anchor-type="paragraph" draw:z-index="5" draw:name="Shape5" draw:style-name="gr3" draw:text-style-name="P15" svg:width="0.6461in" svg:height="0.2606in" svg:x="1.9846in" svg:y="1.1957in"><draw:text-box><text:p>patches</text:p></draw:text-box></draw:frame><draw:line text:anchor-type="paragraph" draw:z-index="6" draw:name="Shape6" draw:style-name="gr5" draw:text-style-name="P16" svg:x1="0.3492in" svg:y1="0.9354in" svg:x2="2.2138in" svg:y2="0.9354in"><text:p/></draw:line><draw:line text:anchor-type="paragraph" draw:z-index="7" draw:name="Shape7" draw:style-name="gr5" draw:text-style-name="P16" svg:x1="1.3181in" svg:y1="0.7583in" svg:x2="1.3181in" svg:y2="1.1957in"><text:p/></draw:line><draw:line text:anchor-type="paragraph" draw:z-index="8" draw:name="Shape8" draw:style-name="gr5" draw:text-style-name="P16" svg:x1="0.3492in" svg:y1="0.9354in" svg:x2="0.3492in" svg:y2="1.1957in"><text:p/></draw:line><draw:line text:anchor-type="paragraph" draw:z-index="9" draw:name="Shape9" draw:style-name="gr5" draw:text-style-name="P16" svg:x1="2.2138in" svg:y1="0.9354in" svg:x2="2.2035in" svg:y2="1.1957in"><text:p/></draw:line><draw:line text:anchor-type="paragraph" draw:z-index="10" draw:name="Shape10" draw:style-name="gr5" draw:text-style-name="P16" svg:x1="2.2244in" svg:y1="1.4563in" svg:x2="2.2244in" svg:y2="1.6335in"><text:p/></draw:line><draw:line text:anchor-type="paragraph" draw:z-index="11" draw:name="Shape11" draw:style-name="gr5" draw:text-style-name="P16" svg:x1="0.8909in" svg:y1="1.6437in" svg:x2="2.4744in" svg:y2="1.6437in"><text:p/></draw:line><draw:line text:anchor-type="paragraph" draw:z-index="12" draw:name="Shape12" draw:style-name="gr5" draw:text-style-name="P16" svg:x1="1.0783in" svg:y1="1.8937in" svg:x2="1.0886in" svg:y2="1.6437in"><text:p/></draw:line><draw:line text:anchor-type="paragraph" draw:z-index="13" draw:name="Shape12" draw:style-name="gr5" draw:text-style-name="P16" svg:x1="1.4118in" svg:y1="1.8937in" svg:x2="1.422in" svg:y2="1.6437in"><text:p/></draw:line><draw:line text:anchor-type="paragraph" draw:z-index="14" draw:name="Shape12" draw:style-name="gr5" draw:text-style-name="P16" svg:x1="1.922in" svg:y1="1.8937in" svg:x2="1.9323in" svg:y2="1.6437in"><text:p/></draw:line><draw:frame text:anchor-type="paragraph" draw:z-index="15" draw:name="Shape13" draw:style-name="gr2" draw:text-style-name="P15" svg:width="0.9898in" svg:height="0.2398in" svg:x="3.5161in" svg:y="1.1854in"><draw:text-box><text:p>&lt;database 1&gt;</text:p></draw:text-box></draw:frame><draw:frame text:anchor-type="paragraph" draw:z-index="16" draw:name="Shape13" draw:style-name="gr3" draw:text-style-name="P15" svg:width="1.3752in" svg:height="0.2606in" svg:x="4.5575in" svg:y="1.1854in"><draw:text-box><text:p>&lt;database 2&gt; ...</text:p></draw:text-box></draw:frame><draw:line text:anchor-type="paragraph" draw:z-index="17" draw:name="Shape14" draw:style-name="gr5" draw:text-style-name="P16" svg:x1="3.8807in" svg:y1="0.9146in" svg:x2="5.7035in" svg:y2="0.9146in"><text:p/></draw:line><draw:line text:anchor-type="paragraph" draw:z-index="18" draw:name="Shape15" draw:style-name="gr5" draw:text-style-name="P16" svg:x1="4.5366in" svg:y1="0.7374in" svg:x2="4.5366in" svg:y2="0.9146in"><text:p/></draw:line><draw:line text:anchor-type="paragraph" draw:z-index="19" draw:name="Shape16" draw:style-name="gr5" draw:text-style-name="P16" svg:x1="3.8807in" svg:y1="1.1126in" svg:x2="3.8807in" svg:y2="0.9146in"><text:p/></draw:line><draw:line text:anchor-type="paragraph" draw:z-index="20" draw:name="Shape17" draw:style-name="gr5" draw:text-style-name="P16" svg:x1="5.0264in" svg:y1="0.9146in" svg:x2="5.0264in" svg:y2="1.1335in"><text:p/></draw:line><draw:frame text:anchor-type="paragraph" draw:z-index="21" draw:name="Shape3" draw:style-name="gr6" draw:text-style-name="P15" svg:width="1.2295in" svg:height="0.3843in" svg:x="2.2972in" svg:y="2.1543in"><draw:text-box><text:p>schema.{sql|gbk}</text:p></draw:text-box></draw:frame><draw:frame text:anchor-type="paragraph" draw:z-index="22" draw:name="Shape4" draw:style-name="gr4" draw:text-style-name="P15" svg:width="0.9067in" svg:height="0.2189in" svg:x="3.6409in" svg:y="2.1543in"><draw:text-box><text:p>update.conf</text:p></draw:text-box></draw:frame><draw:frame text:anchor-type="paragraph" draw:z-index="23" draw:name="Shape5" draw:style-name="gr3" draw:text-style-name="P15" svg:width="0.6461in" svg:height="0.2606in" svg:x="4.5472in" svg:y="2.1543in"><draw:text-box><text:p>patches</text:p></draw:text-box></draw:frame><draw:line text:anchor-type="paragraph" draw:z-index="24" draw:name="Shape10" draw:style-name="gr5" draw:text-style-name="P16" svg:x1="4.7866in" svg:y1="2.4146in" svg:x2="4.7866in" svg:y2="2.5917in"><text:p/></draw:line><draw:line text:anchor-type="paragraph" draw:z-index="25" draw:name="Shape11" draw:style-name="gr5" draw:text-style-name="P16" svg:x1="3.4535in" svg:y1="2.602in" svg:x2="5.037in" svg:y2="2.602in"><text:p/></draw:line><draw:line text:anchor-type="paragraph" draw:z-index="26" draw:name="Shape12" draw:style-name="gr5" draw:text-style-name="P16" svg:x1="3.6409in" svg:y1="2.852in" svg:x2="3.6512in" svg:y2="2.602in"><text:p/></draw:line><draw:line text:anchor-type="paragraph" draw:z-index="27" draw:name="Shape12" draw:style-name="gr5" draw:text-style-name="P16" svg:x1="3.9744in" svg:y1="2.852in" svg:x2="3.9846in" svg:y2="2.602in"><text:p/></draw:line><draw:line text:anchor-type="paragraph" draw:z-index="28" draw:name="Shape12" draw:style-name="gr5" draw:text-style-name="P16" svg:x1="4.4846in" svg:y1="2.852in" svg:x2="4.4949in" svg:y2="2.602in"><text:p/></draw:line><draw:frame text:anchor-type="paragraph" draw:z-index="29" draw:name="Shape18" draw:style-name="gr7" draw:text-style-name="P15" svg:width="1.1043in" svg:height="0.2295in" svg:x="5.3492in" svg:y="2.1543in"><draw:text-box><text:p>database.conf</text:p></draw:text-box></draw:frame><draw:line text:anchor-type="paragraph" draw:z-index="30" draw:name="Shape19" draw:style-name="gr5" draw:text-style-name="P16" svg:x1="2.8181in" svg:y1="1.8311in" svg:x2="5.6933in" svg:y2="1.8413in"><text:p/></draw:line><draw:line text:anchor-type="paragraph" draw:z-index="31" draw:name="Shape20" draw:style-name="gr5" draw:text-style-name="P16" svg:x1="3.8909in" svg:y1="1.4252in" svg:x2="3.8807in" svg:y2="1.8315in"><text:p/></draw:line><draw:line text:anchor-type="paragraph" draw:z-index="32" draw:name="Shape21" draw:style-name="gr5" draw:text-style-name="P16" svg:x1="4.0783in" svg:y1="1.8417in" svg:x2="4.0783in" svg:y2="2.0815in"><text:p/></draw:line><draw:line text:anchor-type="paragraph" draw:z-index="33" draw:name="Shape21" draw:style-name="gr5" draw:text-style-name="P16" svg:x1="4.0783in" svg:y1="1.8417in" svg:x2="4.0783in" svg:y2="2.0815in"><text:p/></draw:line><draw:line text:anchor-type="paragraph" draw:z-index="34" draw:name="Shape21" draw:style-name="gr5" draw:text-style-name="P16" svg:x1="2.8181in" svg:y1="1.8417in" svg:x2="2.8181in" svg:y2="2.0815in"><text:p/></draw:line><draw:line text:anchor-type="paragraph" draw:z-index="35" draw:name="Shape21" draw:style-name="gr5" draw:text-style-name="P16" svg:x1="4.7866in" svg:y1="1.8417in" svg:x2="4.7866in" svg:y2="2.0815in"><text:p/></draw:line><draw:line text:anchor-type="paragraph" draw:z-index="36" draw:name="Shape21" draw:style-name="gr5" draw:text-style-name="P17" svg:x1="5.6929in" svg:y1="1.8311in" svg:x2="5.6929in" svg:y2="2.0717in"><text:p/></draw:line><draw:line text:anchor-type="paragraph" draw:z-index="37" draw:name="Shape22" draw:style-name="gr5" draw:text-style-name="P16" svg:x1="1.3181in" svg:y1="0.2791in" svg:x2="4.537in" svg:y2="0.2791in"><text:p/></draw:line><draw:line text:anchor-type="paragraph" draw:z-index="38" draw:name="Shape21" draw:style-name="gr5" draw:text-style-name="P17" svg:x1="1.3181in" svg:y1="0.2787in" svg:x2="1.3181in" svg:y2="0.5193in"><text:p/></draw:line><draw:line text:anchor-type="paragraph" draw:z-index="39" draw:name="Shape21" draw:style-name="gr5" draw:text-style-name="P17" svg:x1="4.5366in" svg:y1="0.2787in" svg:x2="4.5366in" svg:y2="0.5193in"><text:p/></draw:line><draw:line text:anchor-type="paragraph" draw:z-index="40" draw:name="Shape21" draw:style-name="gr5" draw:text-style-name="P17" svg:x1="3.0264in" svg:y1="0.0386in" svg:x2="3.0264in" svg:y2="0.2791in"><text:p/></draw:line></text:p></draw:text-box></draw:frame>The shared data directory has two sub-directories: </text:p>
      <text:list xml:id="list1970313833366210185" text:style-name="L1">
        <text:list-item>
          <text:p text:style-name="P7">regdatabase: This contains files related to the Database Manager's local registration database.</text:p>
        </text:list-item>
        <text:list-item>
          <text:p text:style-name="P8">databases: this contains a subdirectory for each application database known to Database Manager. The directory names are not relevant – but must be unique and should not contain spaces.</text:p>
        </text:list-item>
      </text:list>
      <text:p text:style-name="P6">The Local Registration Database</text:p>
      <text:p text:style-name="Text_20_body">This cont<text:span text:style-name="T1">ains:</text:span></text:p>
      <text:list xml:id="list5066365005949533353" text:style-name="L2">
        <text:list-item>
          <text:p text:style-name="P11">schema.sql: This is the SQL script used to create the registration database. This may contain DML statements in order to initialise the database.</text:p>
        </text:list-item>
        <text:list-item>
          <text:p text:style-name="P11">update.conf: This is an ini format file used to control the in place upgrade of the registration database (see IBLocalDB package).</text:p>
        </text:list-item>
        <text:list-item>
          <text:p text:style-name="P11">patches: This directory, if present, contains SQL patches referred to in update.conf.</text:p>
        </text:list-item>
      </text:list>
      <text:p text:style-name="P6">Application Databases</text:p>
      <text:p text:style-name="Text_20_body">The <text:span text:style-name="T1">databases directory contains a per application database subdirectory, each of which defines the database for an application database managed by Database Manager. Each such directory contains the following:</text:span></text:p>
      <text:list xml:id="list3211525251213220878" text:style-name="L3">
        <text:list-item>
          <text:p text:style-name="P10"><text:span text:style-name="T2">schema.{sql|gbk}: </text:span><text:span text:style-name="T3">Either and SQL script or a gbak format archive used to create an initial empty application database.</text:span></text:p>
        </text:list-item>
        <text:list-item>
          <text:p text:style-name="P9">database.conf: This is an ini format file containing information about the database (see below).</text:p>
        </text:list-item>
        <text:list-item>
          <text:p text:style-name="P12"><text:soft-page-break/>update.conf: This is an ini format file used to control the in place upgrade of the application database (see IBLocalDB package).</text:p>
        </text:list-item>
        <text:list-item>
          <text:p text:style-name="P12">patches: This directory, if present, contains SQL patches referred to in update.conf.</text:p>
        </text:list-item>
      </text:list>
      <text:p text:style-name="Heading_20_2">The databases.conf file</text:p>
      <text:p text:style-name="P2">This is an ini format file containing information about the database. It currently has only a single section “[database]” which may contain the following (keyword=value) lines:</text:p>
      <table:table table:name="Table1" table:style-name="Table1">
        <table:table-column table:style-name="Table1.A"/>
        <table:table-column table:style-name="Table1.B"/>
        <table:table-row>
          <table:table-cell table:style-name="Table1.A1" office:value-type="string">
            <text:p text:style-name="P3">Keyword</text:p>
          </table:table-cell>
          <table:table-cell table:style-name="Table1.B1" office:value-type="string">
            <text:p text:style-name="P3">Value</text:p>
          </table:table-cell>
        </table:table-row>
        <table:table-row>
          <table:table-cell table:style-name="Table1.A2" office:value-type="string">
            <text:p text:style-name="P4">Title</text:p>
          </table:table-cell>
          <table:table-cell table:style-name="Table1.B2" office:value-type="string">
            <text:p text:style-name="P4">A free text title for the application database.</text:p>
          </table:table-cell>
        </table:table-row>
        <table:table-row>
          <table:table-cell table:style-name="Table1.A2" office:value-type="string">
            <text:p text:style-name="P4">DBControl<text:span text:style-name="T4">Table</text:span></text:p>
          </table:table-cell>
          <table:table-cell table:style-name="Table1.B2" office:value-type="string">
            <text:p text:style-name="P4">The name of the Database Control File, if any.</text:p>
          </table:table-cell>
        </table:table-row>
        <table:table-row>
          <table:table-cell table:style-name="Table1.A2" office:value-type="string">
            <text:p text:style-name="P4">Signature</text:p>
          </table:table-cell>
          <table:table-cell table:style-name="Table1.B2" office:value-type="string">
            <text:p text:style-name="P4">An SQL Expression evaluating the true or false. This is used to recognise a database of this type. For example, by determining the existence of a table(s) unique to the application.</text:p>
          </table:table-cell>
        </table:table-row>
        <table:table-row>
          <table:table-cell table:style-name="Table1.A2" office:value-type="string">
            <text:p text:style-name="P5">OnShutdown</text:p>
          </table:table-cell>
          <table:table-cell table:style-name="Table1.B2" office:value-type="string">
            <text:p text:style-name="P5">Optional: name of stored procedure called prior to database shutdown. This procedure must take a VarChar(1024) argument containing a shutdown message to be displayed by all clients. How this is down (e.g. through common table and event) is application specific. The transaction used to call the procedure is always committed immediately afterwards.</text:p>
          </table:table-cell>
        </table:table-row>
        <table:table-row>
          <table:table-cell table:style-name="Table1.A2" office:value-type="string">
            <text:p text:style-name="P14">Schema</text:p>
          </table:table-cell>
          <table:table-cell table:style-name="Table1.B2" office:value-type="string">
            <text:p text:style-name="P14">The name of the file in the same directory as the databases.conf file containing the initial database schema. May be either a gbak archive or an SQL script. Defaults to “schema.gbk”</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class="text"/>
    <style:style style:name="Table_20_Contents" style:display-name="Table Contents" style:family="paragraph" style:parent-style-name="Standard" style:class="extra">
      <style:paragraph-properties fo:margin-top="0.0799in" fo:margin-bottom="0.0799in" loext:contextual-spacing="fals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7-11-21T16:14:44.059241242</meta:creation-date>
    <dc:date>2019-01-30T15:03:06.161774042</dc:date>
    <meta:editing-duration>PT9M14S</meta:editing-duration>
    <meta:editing-cycles>5</meta:editing-cycles>
    <meta:generator>LibreOffice/5.1.6.2$Linux_X86_64 LibreOffice_project/10m0$Build-2</meta:generator>
    <meta:document-statistic meta:table-count="1" meta:image-count="0" meta:object-count="0" meta:page-count="2" meta:paragraph-count="30" meta:word-count="395" meta:character-count="2557" meta:non-whitespace-character-count="2199"/>
  </office:meta>
</office:document-meta>
</file>